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2b36" draw:fill="solid" draw:fill-color="#073642" draw:textarea-horizontal-align="justify" draw:textarea-vertical-align="middle" draw:auto-grow-height="false"/>
    </style:style>
    <style:style style:name="gr2" style:family="graphic" style:parent-style-name="standard">
      <style:graphic-properties svg:stroke-color="#002b36" draw:fill="solid" draw:fill-color="#b589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2b36" draw:fill="solid" draw:fill-color="#2aa198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eee8d5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color="#eee8d5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54cm" svg:height="5.486cm" svg:x="0.203cm" svg:y="0.305cm">
          <text:p text:style-name="P1"><text:span text:style-name="T1">1080p monito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708.5285848172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626cm" svg:height="2.896cm" svg:x="0.381cm" svg:y="2.565cm">
          <text:p/>
          <draw:enhanced-geometry svg:viewBox="0 0 21600 21600" draw:path-stretchpoint-x="10800" draw:path-stretchpoint-y="10800" draw:text-areas="?f3 ?f4 ?f5 ?f6" draw:type="round-rectangle" draw:modifiers="2017.9471419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183cm" svg:height="0.725cm" draw:transform="rotate (-1.57131992557049) translate (1.557cm 2.922cm)">
          <draw:text-box>
            <text:p><text:span text:style-name="T2">iPhone 5</text:span></text:p>
          </draw:text-box>
        </draw:frame>
        <draw:frame draw:style-name="gr3" draw:layer="layout" svg:width="8.567cm" svg:height="0.963cm" svg:x="0.797cm" svg:y="6.223cm">
          <draw:text-box>
            <text:p>Sizes of various devices (px)</text:p>
          </draw:text-box>
        </draw:frame>
        <draw:custom-shape draw:style-name="gr4" draw:text-style-name="P2" draw:layer="layout" svg:width="4.877cm" svg:height="3.048cm" svg:x="4.902cm" svg:y="2.667cm">
          <text:p text:style-name="P2">Nexus 7</text:p>
          <draw:enhanced-geometry svg:viewBox="0 0 21600 21600" draw:path-stretchpoint-x="10800" draw:path-stretchpoint-y="10800" draw:text-areas="?f3 ?f4 ?f5 ?f6" draw:type="round-rectangle" draw:modifiers="2017.9471419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22:59:52.962000000</meta:creation-date>
    <dc:date>2015-06-08T23:12:00.885000000</dc:date>
    <meta:editing-duration>PT2M48S</meta:editing-duration>
    <meta:editing-cycles>3</meta:editing-cycles>
    <meta:generator>LibreOffice/4.1.4.2$Windows_x86 LibreOffice_project/0a0440ccc0227ad9829de5f46be37cfb6edcf72</meta:generator>
    <meta:document-statistic meta:object-count="5"/>
  </office:meta>
</office:document-meta>
</file>